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8000002A7B249C62E18356C35.png" manifest:media-type="image/png"/>
  <manifest:file-entry manifest:full-path="Pictures/100000000000046A000002EF9052AF7C2867A47B.png" manifest:media-type="image/png"/>
  <manifest:file-entry manifest:full-path="Pictures/10000201000001D00000003039176D4D2E73B0DB.png" manifest:media-type="image/png"/>
  <manifest:file-entry manifest:full-path="Pictures/100002010000011F000000509F6853414D393CDA.png" manifest:media-type="image/png"/>
  <manifest:file-entry manifest:full-path="Pictures/10000000000002620000019711FDB070B439B141.jpg" manifest:media-type="image/jpeg"/>
  <manifest:file-entry manifest:full-path="Pictures/1000000000000061000000C3DEC7C3A079719D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4" style:family="paragraph" style:parent-style-name="Text_20_body">
      <style:text-properties fo:color="#000000" fo:font-weight="normal" officeooo:rsid="0132fc39" officeooo:paragraph-rsid="0132d660" style:font-weight-asian="normal" style:font-weight-complex="normal"/>
    </style:style>
    <style:style style:name="P25"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6" style:family="paragraph" style:parent-style-name="Text_20_body">
      <style:text-properties fo:color="#000000" officeooo:rsid="012fd74c" officeooo:paragraph-rsid="0132d660"/>
    </style:style>
    <style:style style:name="P27" style:family="paragraph" style:parent-style-name="Text_20_body">
      <style:text-properties fo:color="#000000" style:text-underline-style="none" fo:font-weight="normal" officeooo:rsid="013c3248" officeooo:paragraph-rsid="0132d660" style:font-weight-asian="normal" style:font-weight-complex="normal"/>
    </style:style>
    <style:style style:name="P28" style:family="paragraph" style:parent-style-name="Text_20_body">
      <style:text-properties fo:color="#000000" fo:font-weight="bold" officeooo:rsid="013c3248" officeooo:paragraph-rsid="0132d660" style:font-weight-asian="bold" style:font-weight-complex="bold"/>
    </style:style>
    <style:style style:name="P29" style:family="paragraph" style:parent-style-name="Text_20_body">
      <style:text-properties fo:color="#000000" fo:font-weight="bold" officeooo:rsid="013735e2" officeooo:paragraph-rsid="013cc78b" style:font-weight-asian="bold" style:font-weight-complex="bold"/>
    </style:style>
    <style:style style:name="P30" style:family="paragraph" style:parent-style-name="Text_20_body">
      <style:text-properties fo:color="#000000" fo:font-weight="bold" officeooo:rsid="013735e2" officeooo:paragraph-rsid="013b0486" style:font-weight-asian="bold" style:font-weight-complex="bold"/>
    </style:style>
    <style:style style:name="P31" style:family="paragraph" style:parent-style-name="Text_20_body">
      <style:text-properties fo:color="#000000" officeooo:rsid="013da8bd" officeooo:paragraph-rsid="0132d660"/>
    </style:style>
    <style:style style:name="P32" style:family="paragraph" style:parent-style-name="Text_20_body">
      <style:paragraph-properties fo:text-align="center" style:justify-single-word="false"/>
      <style:text-properties fo:color="#000000" officeooo:rsid="01183aa3" officeooo:paragraph-rsid="0134d151"/>
    </style:style>
    <style:style style:name="P33" style:family="paragraph" style:parent-style-name="Text_20_body">
      <style:text-properties fo:color="#000000" officeooo:rsid="013735e2" officeooo:paragraph-rsid="013735e2"/>
    </style:style>
    <style:style style:name="P34" style:family="paragraph" style:parent-style-name="Text_20_body">
      <style:text-properties fo:color="#000000" officeooo:rsid="013735e2" officeooo:paragraph-rsid="013b0486"/>
    </style:style>
    <style:style style:name="P35" style:family="paragraph" style:parent-style-name="Text_20_body">
      <style:text-properties fo:color="#000000" officeooo:rsid="013735e2" officeooo:paragraph-rsid="013cc78b"/>
    </style:style>
    <style:style style:name="P36" style:family="paragraph" style:parent-style-name="Text_20_body">
      <style:paragraph-properties fo:text-align="center" style:justify-single-word="false"/>
      <style:text-properties fo:color="#000000" officeooo:rsid="0140d0b5" officeooo:paragraph-rsid="0140d0b5"/>
    </style:style>
    <style:style style:name="P37" style:family="paragraph" style:parent-style-name="Text_20_body">
      <style:text-properties fo:color="#000000" officeooo:rsid="0140d0b5" officeooo:paragraph-rsid="013b0486"/>
    </style:style>
    <style:style style:name="P38"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39" style:family="paragraph" style:parent-style-name="Text_20_body">
      <style:text-properties officeooo:rsid="013735e2" officeooo:paragraph-rsid="013735e2"/>
    </style:style>
    <style:style style:name="P40" style:family="paragraph" style:parent-style-name="Text_20_body">
      <style:text-properties officeooo:rsid="013735e2" officeooo:paragraph-rsid="013b0486"/>
    </style:style>
    <style:style style:name="P41" style:family="paragraph" style:parent-style-name="Text_20_body">
      <style:text-properties officeooo:rsid="013735e2" officeooo:paragraph-rsid="013cc78b"/>
    </style:style>
    <style:style style:name="P42" style:family="paragraph" style:parent-style-name="Text_20_body">
      <style:text-properties fo:color="#ff3333" officeooo:rsid="012fd74c" officeooo:paragraph-rsid="0132d660"/>
    </style:style>
    <style:style style:name="P43" style:family="paragraph" style:parent-style-name="Text_20_body">
      <style:paragraph-properties fo:text-align="center" style:justify-single-word="false"/>
      <style:text-properties fo:color="#ff3333" officeooo:rsid="0150483d" officeooo:paragraph-rsid="0150483d"/>
    </style:style>
    <style:style style:name="P4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Standard" style:master-page-name="Standard">
      <style:paragraph-properties style:page-number="auto"/>
    </style:style>
    <style:style style:name="P50" style:family="paragraph" style:parent-style-name="Heading_20_3">
      <style:text-properties fo:color="#0066ff" officeooo:rsid="01281e16" officeooo:paragraph-rsid="01281e16"/>
    </style:style>
    <style:style style:name="P51" style:family="paragraph" style:parent-style-name="Heading_20_3">
      <style:paragraph-properties fo:text-align="justify" style:justify-single-word="false"/>
      <style:text-properties fo:color="#0066ff" officeooo:rsid="01281e16" officeooo:paragraph-rsid="012c51cc"/>
    </style:style>
    <style:style style:name="P52" style:family="paragraph" style:parent-style-name="Heading_20_3">
      <style:paragraph-properties fo:text-align="justify" style:justify-single-word="false"/>
      <style:text-properties fo:color="#0066ff" officeooo:rsid="012fd74c" officeooo:paragraph-rsid="012fd74c"/>
    </style:style>
    <style:style style:name="P53" style:family="paragraph" style:parent-style-name="Heading_20_1">
      <style:text-properties officeooo:rsid="0125e76c" officeooo:paragraph-rsid="0125e76c"/>
    </style:style>
    <style:style style:name="P54" style:family="paragraph" style:parent-style-name="Heading_20_1">
      <style:text-properties fo:color="#000000" officeooo:rsid="013735e2" officeooo:paragraph-rsid="013735e2"/>
    </style:style>
    <style:style style:name="P55" style:family="paragraph" style:parent-style-name="Heading_20_1">
      <style:paragraph-properties fo:break-before="page"/>
      <style:text-properties officeooo:rsid="00649f48" officeooo:paragraph-rsid="00649f48"/>
    </style:style>
    <style:style style:name="P56" style:family="paragraph" style:parent-style-name="Text_20_body" style:list-style-name="L1">
      <style:text-properties officeooo:rsid="0112db82" officeooo:paragraph-rsid="0112db82"/>
    </style:style>
    <style:style style:name="P57" style:family="paragraph" style:parent-style-name="Text_20_body" style:list-style-name="L1">
      <style:text-properties officeooo:rsid="0112db82" officeooo:paragraph-rsid="01183aa3"/>
    </style:style>
    <style:style style:name="P58" style:family="paragraph" style:parent-style-name="Heading_20_2">
      <style:text-properties officeooo:rsid="010fe073" officeooo:paragraph-rsid="010fe073"/>
    </style:style>
    <style:style style:name="P59" style:family="paragraph" style:parent-style-name="Heading_20_2">
      <style:paragraph-properties fo:text-align="start" style:justify-single-word="false"/>
      <style:text-properties officeooo:rsid="0125e76c" officeooo:paragraph-rsid="0125e76c"/>
    </style:style>
    <style:style style:name="P60" style:family="paragraph" style:parent-style-name="Heading_20_2">
      <style:text-properties officeooo:rsid="012fd74c" officeooo:paragraph-rsid="012fd74c"/>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2a1c5d" style:font-weight-asian="normal" style:font-weight-complex="normal"/>
    </style:style>
    <style:style style:name="T19" style:family="text">
      <style:text-properties fo:font-weight="normal" officeooo:rsid="012b78fa" style:font-weight-asian="normal" style:font-weight-complex="normal"/>
    </style:style>
    <style:style style:name="T20" style:family="text">
      <style:text-properties fo:font-weight="normal" officeooo:rsid="013f32aa" style:font-weight-asian="normal" style:font-weight-complex="normal"/>
    </style:style>
    <style:style style:name="T21" style:family="text">
      <style:text-properties officeooo:rsid="012c51cc"/>
    </style:style>
    <style:style style:name="T22" style:family="text">
      <style:text-properties officeooo:rsid="012e550c"/>
    </style:style>
    <style:style style:name="T23" style:family="text">
      <style:text-properties officeooo:rsid="0132d660"/>
    </style:style>
    <style:style style:name="T24" style:family="text">
      <style:text-properties officeooo:rsid="0137a6f0"/>
    </style:style>
    <style:style style:name="T25" style:family="text">
      <style:text-properties officeooo:rsid="01338cf0"/>
    </style:style>
    <style:style style:name="T26" style:family="text">
      <style:text-properties officeooo:rsid="013f217e"/>
    </style:style>
    <style:style style:name="T27" style:family="text">
      <style:text-properties officeooo:rsid="013c3248"/>
    </style:style>
    <style:style style:name="T28" style:family="text">
      <style:text-properties style:text-underline-style="none"/>
    </style:style>
    <style:style style:name="T29" style:family="text">
      <style:text-properties style:text-underline-style="none" fo:font-weight="bold" officeooo:rsid="013c3248"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13c3248" style:font-weight-asian="normal" style:font-weight-complex="normal"/>
    </style:style>
    <style:style style:name="T32" style:family="text">
      <style:text-properties officeooo:rsid="013da8bd"/>
    </style:style>
    <style:style style:name="T33" style:family="text">
      <style:text-properties officeooo:rsid="013986c5"/>
    </style:style>
    <style:style style:name="T34" style:family="text">
      <style:text-properties officeooo:rsid="013ab877"/>
    </style:style>
    <style:style style:name="T35" style:family="text">
      <style:text-properties fo:color="#000000"/>
    </style:style>
    <style:style style:name="T36" style:family="text">
      <style:text-properties fo:color="#000000" officeooo:rsid="01390bf8"/>
    </style:style>
    <style:style style:name="T37" style:family="text">
      <style:text-properties fo:color="#000000" officeooo:rsid="013b0486"/>
    </style:style>
    <style:style style:name="T38" style:family="text">
      <style:text-properties fo:color="#000000" officeooo:rsid="013cc78b"/>
    </style:style>
    <style:style style:name="T39" style:family="text">
      <style:text-properties fo:color="#000000" officeooo:rsid="0144eb53"/>
    </style:style>
    <style:style style:name="T40" style:family="text">
      <style:text-properties fo:color="#000000" officeooo:rsid="014699f9"/>
    </style:style>
    <style:style style:name="T41" style:family="text">
      <style:text-properties fo:color="#000000" style:text-line-through-style="none" style:text-line-through-type="none" officeooo:rsid="014bd4cd"/>
    </style:style>
    <style:style style:name="T42" style:family="text">
      <style:text-properties officeooo:rsid="0148f30e"/>
    </style:style>
    <style:style style:name="T43" style:family="text">
      <style:text-properties fo:color="#ff3333" style:text-line-through-style="solid" style:text-line-through-type="single" officeooo:rsid="014c4f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12.917cm" svg:height="8.618cm" draw:z-index="3"><draw:image xlink:href="Pictures/10000000000002620000019711FDB070B439B14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48"><text:a xlink:type="simple" xlink:href="#__RefHeading__1316_824097905" text:style-name="Index_20_Link" text:visited-style-name="Index_20_Link">1 Objectif<text:tab/>3</text:a></text:p>
          <text:p text:style-name="P45"><text:a xlink:type="simple" xlink:href="#__RefHeading__1318_824097905" text:style-name="Index_20_Link" text:visited-style-name="Index_20_Link">1.1 Archétype<text:tab/>3</text:a></text:p>
          <text:p text:style-name="P45"><text:a xlink:type="simple" xlink:href="#__RefHeading__1320_824097905" text:style-name="Index_20_Link" text:visited-style-name="Index_20_Link">1.2 Règles du jeu<text:tab/>3</text:a></text:p>
          <text:p text:style-name="P45"><text:a xlink:type="simple" xlink:href="#__RefHeading__3406_1053578290" text:style-name="Index_20_Link" text:visited-style-name="Index_20_Link">1.3 Ressources<text:tab/>3</text:a></text:p>
          <text:p text:style-name="P48"><text:a xlink:type="simple" xlink:href="#__RefHeading___Toc584_1947688652" text:style-name="Index_20_Link" text:visited-style-name="Index_20_Link">2 Description et conception des états<text:tab/>5</text:a></text:p>
          <text:p text:style-name="P45"><text:a xlink:type="simple" xlink:href="#__RefHeading__1318_8240979051" text:style-name="Index_20_Link" text:visited-style-name="Index_20_Link">2.1 Description des états<text:tab/>5</text:a></text:p>
          <text:p text:style-name="P46"><text:a xlink:type="simple" xlink:href="#__RefHeading___Toc586_1947688652" text:style-name="Index_20_Link" text:visited-style-name="Index_20_Link">2.1.1 Couche inférieure<text:tab/>5</text:a></text:p>
          <text:p text:style-name="P46"><text:a xlink:type="simple" xlink:href="#__RefHeading___Toc588_1947688652" text:style-name="Index_20_Link" text:visited-style-name="Index_20_Link">2.1.2 Couche Intermédiaire<text:tab/>5</text:a></text:p>
          <text:p text:style-name="P46"><text:a xlink:type="simple" xlink:href="#__RefHeading___Toc590_1947688652" text:style-name="Index_20_Link" text:visited-style-name="Index_20_Link">2.1.3 Couche Supérieure<text:tab/>5</text:a></text:p>
          <text:p text:style-name="P46"><text:a xlink:type="simple" xlink:href="#__RefHeading___Toc592_1947688652" text:style-name="Index_20_Link" text:visited-style-name="Index_20_Link">2.1.4 État général<text:tab/>5</text:a></text:p>
          <text:p text:style-name="P45"><text:a xlink:type="simple" xlink:href="#__RefHeading___Toc594_1947688652" text:style-name="Index_20_Link" text:visited-style-name="Index_20_Link">2.2 Conception Logiciel<text:tab/>6</text:a></text:p>
          <text:p text:style-name="P48"><text:a xlink:type="simple" xlink:href="#__RefHeading___Toc1524_1660855662" text:style-name="Index_20_Link" text:visited-style-name="Index_20_Link">3 Rendu : Stratégie et Conception<text:tab/>8</text:a></text:p>
          <text:p text:style-name="P45"><text:a xlink:type="simple" xlink:href="#__RefHeading___Toc1526_1660855662" text:style-name="Index_20_Link" text:visited-style-name="Index_20_Link">3.1 Stratégie de rendu d’un état<text:tab/>8</text:a></text:p>
          <text:p text:style-name="P45"><text:a xlink:type="simple" xlink:href="#__RefHeading___Toc1528_1660855662" text:style-name="Index_20_Link" text:visited-style-name="Index_20_Link">3.2 Conception logiciel<text:tab/>8</text:a></text:p>
        </text:index-body>
      </text:table-of-content>
      <text:p text:style-name="P3"/>
      <text:h text:style-name="P55" text:outline-level="1"><text:bookmark-start text:name="__RefHeading__1316_824097905"/>Objectif<text:bookmark-end text:name="__RefHeading__1316_824097905"/></text:h>
      <text:h text:style-name="P58"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44"/>
      <text:h text:style-name="P58" text:outline-level="2"><text:bookmark-start text:name="__RefHeading__3406_1053578290"/>Ressources<text:bookmark-end text:name="__RefHeading__3406_1053578290"/></text:h>
      <text:p text:style-name="P10">L’affichage du jeu repose principalement sur trois textures :</text:p>
      <text:list xml:id="list600792829407375567" text:style-name="L1">
        <text:list-item>
          <text:p text:style-name="P56">une texture de 464 x 48 pixels correspondant aux tuiles du terrain, présentée dans la figure 2.</text:p>
        </text:list-item>
        <text:list-item>
          <text:p text:style-name="P57">une texture de 287 x 80 pixels correspondant aux tuiles des différentes unités, présentée dans la figure 3.</text:p>
        </text:list-item>
        <text:list-item>
          <text:p text:style-name="P57">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16.365cm" svg:height="1.693cm"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10.123cm" svg:height="2.82cm"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2.053cm" svg:height="4.128cm" draw:z-index="2"><draw:image xlink:href="Pictures/1000000000000061000000C3DEC7C3A079719D4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3" text:outline-level="1"><text:bookmark-start text:name="__RefHeading___Toc584_1947688652"/><text:soft-page-break/>Description et conception des états<text:bookmark-end text:name="__RefHeading___Toc584_1947688652"/></text:h>
      <text:h text:style-name="P59"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50" text:outline-level="3"><text:bookmark-start text:name="__RefHeading___Toc586_1947688652"/>Couche inférieur<text:span text:style-name="T23">e</text:span><text:bookmark-end text:name="__RefHeading___Toc586_1947688652"/></text:h>
      <text:p text:style-name="P24"><text:span text:style-name="T10">L</text:span>a couche inférieure correspond à un tableau en 2D d’éléments de « type de terrain ». <text:s/>Un type de terrain correspond à un élément de décor présent sur chaque <text:span text:style-name="T25">case de la grille de jeu</text:span>. <text:span text:style-name="T25">Il existe 5 types de terrain :</text:span></text:p>
      <text:p text:style-name="P25">— Les routes. Celles-ci peuvent être pratiquées par toutes les unités, elles favorisent le déplacement des véhicules.</text:p>
      <text:p text:style-name="P25">— Les plaines. Toutes les unités peuvent se déplacer sur celles-ci.</text:p>
      <text:p text:style-name="P25">— Les forêts. Les véhicules peuvent difficilement se déplacer sur ces types de terrains.</text:p>
      <text:p text:style-name="P25">— Les montagnes. Les véhicules lourds ne peuvent pas s’y déplacer.</text:p>
      <text:p text:style-name="P25">— Les villes. Les unités sont affectés de la même manière que les forêts.</text:p>
      <text:h text:style-name="P50" text:outline-level="3"><text:bookmark-start text:name="__RefHeading___Toc588_1947688652"/>Couche Intermédiaire <text:bookmark-end text:name="__RefHeading___Toc588_1947688652"/></text:h>
      <text:p text:style-name="P19">La couche intermédiaire est constitué<text:span text:style-name="T23">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7">— </text:span><text:span text:style-name="T20">Id_b(id_b) représentant l’identité de l’unité pour l’affichage dans le rendu.</text:span></text:p>
      <text:p text:style-name="P21">Les bâtiments sont composé de deux types d’éléments :</text:p>
      <text:p text:style-name="P14">— <text:span text:style-name="T13">Le bâtiment principal. </text:span><text:span text:style-name="T18">Cet élément </text:span><text:span text:style-name="T11">contient l’objet à récupérer par le joueur adverse (le drapeau)</text:span>. </text:p>
      <text:p text:style-name="P14">— <text:span text:style-name="T13">Les bâtiments secondaires. </text:span><text:span text:style-name="T19">Ces éléments</text:span><text:span text:style-name="T11"> permettent la construction des unités sur la même position où le bâtiment se trouve à condition qu’aucune autres unité, allié ou ennemie, ne se trouve sur le bâtiment.</text:span></text:p>
      <text:h text:style-name="P51" text:outline-level="3"><text:bookmark-start text:name="__RefHeading___Toc590_1947688652"/>Couche <text:span text:style-name="T21">Supérieure</text:span><text:bookmark-end text:name="__RefHeading___Toc590_1947688652"/></text:h>
      <text:p text:style-name="P20">La couche supérieur<text:span text:style-name="T23">e</text:span> est constitué<text:span text:style-name="T23">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2">Vie(v) représentant la vie de l’unité.</text:span></text:p>
      <text:p text:style-name="P16">— <text:span text:style-name="T22">Mvt (m) représentant les points de mouvement de l’unité.</text:span></text:p>
      <text:p text:style-name="P16">— <text:span text:style-name="T22">Puissance (p) représentant la puissance de l’unité.</text:span></text:p>
      <text:p text:style-name="P16">— <text:span text:style-name="T22">Prix (prix) représentant le prix d’achat de l’unité.</text:span></text:p>
      <text:p text:style-name="P18"><text:span text:style-name="T17">— </text:span><text:span text:style-name="T20">Id(id) représentant l’identité de l’unité pour l’affichage dans le rendu.</text:span></text:p>
      <text:h text:style-name="P52" text:outline-level="3"><text:bookmark-start text:name="__RefHeading___Toc592_1947688652"/>État général<text:bookmark-end text:name="__RefHeading___Toc592_1947688652"/></text:h>
      <text:p text:style-name="P22"><text:span text:style-name="T24">L’</text:span>état général du jeu, en plus du terrain composé des trois couches décrites précédemment, est également défini par deux variables :</text:p>
      <text:p text:style-name="P22"><text:span text:style-name="T25">— </text:span>Le tour. Cette variable sert à savoir combien de tours ont été joués depuis le début du jeu et à <text:soft-page-break/>déterminer à quel joueur c’est le tour de jouer.</text:p>
      <text:p text:style-name="P23">— La fin. Cette variable sert à déterminer si la partie est terminée ou non.</text:p>
      <text:p text:style-name="P38"/>
      <text:h text:style-name="P60" text:outline-level="2"><text:bookmark-start text:name="__RefHeading___Toc594_1947688652"/>Conception Logiciel<text:bookmark-end text:name="__RefHeading___Toc594_1947688652"/></text:h>
      <text:p text:style-name="P26">Le diagramme des classes pour les états est présenté en Figure 5, dont nous pouvons mettre en évidence les groupes de classes suivants :</text:p>
      <text:p text:style-name="P26"/>
      <text:p text:style-name="P26"><text:span text:style-name="T12">Classe </text:span><text:span text:style-name="T15">Unite</text:span><text:span text:style-name="T12">.</text:span> <text:span text:style-name="T27">Cette classe, étant polymorphe, sert à définir les types d’unités différentes, représentées par les classe filles. Chaque classe dérivée de la classe </text:span><text:span text:style-name="T29">Unité </text:span><text:span text:style-name="T31">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29">Position</text:span><text:span text:style-name="T31">.</text:span></text:p>
      <text:p text:style-name="P27"/>
      <text:p text:style-name="P28"><text:span text:style-name="T28">Classe Batiment. </text:span><text:span text:style-name="T30">Cette classe représente les bâtiments servant à fabriquer les unités. Cette classe est donc développé selon le design pattern </text:span><text:span text:style-name="T28">Factory</text:span><text:span text:style-name="T30">. Comme pour la classe </text:span><text:span text:style-name="T28">Unite</text:span><text:span text:style-name="T30">, on stocke les instances de </text:span><text:span text:style-name="T28">Batiment</text:span><text:span text:style-name="T30"> dans un tableau 2D.</text:span></text:p>
      <text:p text:style-name="P27"/>
      <text:p text:style-name="P26"><text:span text:style-name="T15">Classe TerrainTab</text:span>. <text:span text:style-name="T32">Cette classe correspond à un tableau en 2D des éléments de </text:span><text:span text:style-name="T16">TerrainTypeId</text:span><text:span text:style-name="T32">, une structure de données de type énumération qui sert à représenter les types de terrain.</text:span></text:p>
      <text:p text:style-name="P26"/>
      <text:p text:style-name="P31"><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6">Elle contient également des méthodes de type « getter » qui permettent de renvoyer les éléments présents sur la grille en fonction de leur position. Enfin, la classe </text:span><text:span text:style-name="T14">Jeu</text:span><text:span text:style-name="T26"> contient une occurrence de la classe </text:span><text:span text:style-name="T14">Terrain</text:span><text:span text:style-name="T26">.</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2" draw:name="Image5" text:anchor-type="paragraph" svg:width="20.297cm" svg:height="13.487cm" draw:z-index="4"><draw:image xlink:href="Pictures/100000000000046A000002EF9052AF7C2867A47B.png" xlink:type="simple" xlink:show="embed" xlink:actuate="onLoad"/></draw:frame><text:soft-page-break/></text:p>
      <text:p text:style-name="P42"/>
      <text:p text:style-name="P32">FIGURE <text:span text:style-name="T33">5</text:span> – <text:span text:style-name="T34">Diagramme UML de l’implémentation de l’état du jeu</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4" text:outline-level="1"><text:bookmark-start text:name="__RefHeading___Toc1524_1660855662"/><text:soft-page-break/>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3">Pour le rendu d’un état, nous avons opté pour une stratégie assez bas niveau, et relativement proche</text:p>
      <text:p text:style-name="P33">du fonctionnement des unités graphiques. </text:p>
      <text:p text:style-name="P39"><text:span text:style-name="T35">Plus précisément, nous découpons la scène à rendre en plans (ou « layers ») : un plan pour le </text:span><text:span text:style-name="T36">décors</text:span></text:p>
      <text:p text:style-name="P39"><text:span text:style-name="T35">(</text:span><text:span text:style-name="T36">plaine</text:span><text:span text:style-name="T35">, </text:span><text:span text:style-name="T36">foret</text:span><text:span text:style-name="T35">, etc.), un plan pour les </text:span><text:span text:style-name="T36">bâtiments</text:span><text:span text:style-name="T35"> (</text:span><text:span text:style-name="T36">QG</text:span><text:span text:style-name="T35">, </text:span><text:span text:style-name="T36">usines</text:span><text:span text:style-name="T35">) et un plan pour les </text:span><text:span text:style-name="T36">éléments mobiles (les unités)</text:span><text:span text:style-name="T35">. Chaque plan contiendra deux informations bas-niveau qui seront transmises à la carte</text:span></text:p>
      <text:p text:style-name="P39"><text:span text:style-name="T35">graphique : une unique texture contenant les tuiles (ou « tiles »), et une unique matrice avec la position des</text:span><text:span text:style-name="T36"> </text:span><text:span text:style-name="T35">éléments et les coordonnées dans la texture. En conséquence, chaque plan ne pourra rendre que les éléments dont les tuiles sont présentes dans la texture associée.</text:span></text:p>
      <text:p text:style-name="P33">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3">Le diagramme des classes pour le rendu général est présenté en Figure 6.</text:p>
      <text:p text:style-name="P29">Plan :</text:p>
      <text:p text:style-name="P41"><text:span text:style-name="T35">Le cœur du rendu réside dans la classe Layer</text:span><text:span text:style-name="T39">s</text:span><text:span text:style-name="T35">. Le principal objectif </text:span><text:span text:style-name="T40">d’une instance</text:span><text:span text:style-name="T35">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1">Pour chaque plan, on a une méthode nommée setSurface() qui</text:span><text:span text:style-name="T35">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29">Surface :</text:p>
      <text:p text:style-name="P35">Chaque surface contient une texture du plan et une liste de paires de quadruplets de vecteurs <text:span text:style-name="T42">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0">Tuiles :</text:p>
      <text:p text:style-name="P40"><text:span text:style-name="T37">Le patern Factory </text:span><text:span text:style-name="T35">TileSet regroupent toutes les définitions des tuiles </text:span><text:span text:style-name="T37">utilisé pour chaque </text:span><text:span text:style-name="T35">plan </text:span><text:span text:style-name="T37">à part</text:span><text:span text:style-name="T35">. Par exemple, </text:span><text:span text:style-name="T37">il</text:span><text:span text:style-name="T35"> sait que les coordonnées de la tuile avec un </text:span><text:span text:style-name="T38">QG vert </text:span><text:span text:style-name="T35">qui <text:s/>est (</text:span><text:span text:style-name="T38">0</text:span><text:span text:style-name="T35">,</text:span><text:span text:style-name="T38">93</text:span><text:span text:style-name="T35">) et de taille (</text:span><text:span text:style-name="T38">16</text:span><text:span text:style-name="T35">,</text:span><text:span text:style-name="T38">31</text:span><text:span text:style-name="T35">). Pour obtenir une telle information, un client de ces classes utilise la méthode getTile(). Par exemple si on passe à cette méthode une instance de la classe </text:span><text:span text:style-name="T38">QG</text:span><text:span text:style-name="T35">, alors elle va renvoyer une instance de Tile qui correspond à cet élément.</text:span></text:p>
      <text:p text:style-name="P34"/>
      <text:p text:style-name="P34"/>
      <text:p text:style-name="P34"/>
      <text:p text:style-name="P34"/>
      <text:p text:style-name="P34"/>
      <text:p text:style-name="P34"/>
      <text:p text:style-name="P34"/>
      <text:p text:style-name="P37"/>
      <text:p text:style-name="P36"><text:soft-page-break/></text:p>
      <text:p text:style-name="P36"/>
      <text:p text:style-name="P36"/>
      <text:p text:style-name="P36"/>
      <text:p text:style-name="P36"/>
      <text:p text:style-name="P36"><draw:frame draw:style-name="fr2" draw:name="Image6" text:anchor-type="paragraph" svg:width="20.502cm" svg:height="8.922cm" draw:z-index="5"><draw:image xlink:href="Pictures/1000000000000618000002A7B249C62E18356C35.png" xlink:type="simple" xlink:show="embed" xlink:actuate="onLoad"/></draw:frame></text:p>
      <text:p text:style-name="P36"/>
      <text:p text:style-name="P36"/>
      <text:p text:style-name="P36"/>
      <text:p text:style-name="P36">FIGURE 6 – Diagramme des classes de rendu.</text:p>
      <text:p text:style-name="P36"/>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8</text:page-number></text:span><text:span text:style-name="MT1"> / </text:span><text:span text:style-name="MT1"><text:page-count>9</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9:31:37.980595776</meta:creation-date>
    <meta:editing-duration>PT1M40S</meta:editing-duration>
    <meta:editing-cycles>3</meta:editing-cycles>
    <meta:generator>LibreOffice/5.1.6.2$Linux_X86_64 LibreOffice_project/10m0$Build-2</meta:generator>
    <dc:date>2018-10-25T20:04:32.913320091</dc:date>
    <meta:document-statistic meta:table-count="0" meta:image-count="6" meta:object-count="0" meta:page-count="9" meta:paragraph-count="91" meta:word-count="1526" meta:character-count="9310" meta:non-whitespace-character-count="7851"/>
  </office:meta>
</office:document-meta>
</file>